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, helvetica, sans-serif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Encabezado1">
      <style:text-properties fo:font-size="12pt" style:font-size-asian="12pt" style:font-size-complex="12pt"/>
    </style:style>
    <style:style style:name="P3" style:family="paragraph" style:parent-style-name="Text_20_body">
      <style:text-properties officeooo:rsid="00150f95" officeooo:paragraph-rsid="00150f95"/>
    </style:style>
    <style:style style:name="P4" style:family="paragraph" style:parent-style-name="Text_20_body">
      <style:text-properties officeooo:rsid="00150f95" officeooo:paragraph-rsid="001fc5d3"/>
    </style:style>
    <style:style style:name="P5" style:family="paragraph" style:parent-style-name="Text_20_body">
      <style:text-properties officeooo:rsid="001fc5d3" officeooo:paragraph-rsid="001fc5d3"/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1c473c" officeooo:paragraph-rsid="00295265"/>
    </style:style>
    <style:style style:name="P9" style:family="paragraph" style:parent-style-name="Standard">
      <style:text-properties officeooo:paragraph-rsid="00295265"/>
    </style:style>
    <style:style style:name="P10" style:family="paragraph" style:parent-style-name="Standard">
      <style:text-properties officeooo:rsid="0023200d" officeooo:paragraph-rsid="00295265"/>
    </style:style>
    <style:style style:name="P11" style:family="paragraph" style:parent-style-name="Standard" style:master-page-name="Standard">
      <style:paragraph-properties style:page-number="auto"/>
      <style:text-properties officeooo:paragraph-rsid="001fc5d3"/>
    </style:style>
    <style:style style:name="P12" style:family="paragraph" style:parent-style-name="Heading_20_3">
      <style:text-properties officeooo:rsid="001af48b" officeooo:paragraph-rsid="002161d9"/>
    </style:style>
    <style:style style:name="P13" style:family="paragraph" style:parent-style-name="Heading_20_3">
      <style:text-properties officeooo:rsid="001af48b" officeooo:paragraph-rsid="001fc5d3"/>
    </style:style>
    <style:style style:name="P14" style:family="paragraph" style:parent-style-name="Heading_20_3">
      <style:text-properties style:font-name="arial" fo:font-size="14pt" officeooo:rsid="001af48b" officeooo:paragraph-rsid="00285b9d"/>
    </style:style>
    <style:style style:name="P15" style:family="paragraph" style:parent-style-name="Heading_20_3">
      <style:text-properties officeooo:paragraph-rsid="002161d9"/>
    </style:style>
    <style:style style:name="P16" style:family="paragraph" style:parent-style-name="Heading_20_3">
      <style:text-properties officeooo:paragraph-rsid="001fc5d3"/>
    </style:style>
    <style:style style:name="P17" style:family="paragraph" style:parent-style-name="Heading_20_3">
      <style:text-properties style:use-window-font-color="true" loext:opacity="0%" style:font-name="Liberation Sans" fo:font-size="14.1000003814697pt" fo:language="es" fo:country="ES" fo:font-weight="bold" officeooo:rsid="001af48b" officeooo:paragraph-rsid="001fc5d3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P18" style:family="paragraph" style:parent-style-name="Text_20_body" style:list-style-name="L1">
      <style:text-properties officeooo:paragraph-rsid="001fc5d3"/>
    </style:style>
    <style:style style:name="P19" style:family="paragraph" style:parent-style-name="Text_20_body" style:list-style-name="L1">
      <style:text-properties officeooo:rsid="0020cde2" officeooo:paragraph-rsid="0020cde2"/>
    </style:style>
    <style:style style:name="P20" style:family="paragraph" style:parent-style-name="Text_20_body">
      <style:text-properties officeooo:rsid="002c047e" officeooo:paragraph-rsid="002c047e"/>
    </style:style>
    <style:style style:name="P21" style:family="paragraph" style:parent-style-name="Text_20_body">
      <style:text-properties officeooo:rsid="00150f95" officeooo:paragraph-rsid="00150f9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loext:opacity="0%" style:font-name="Arial" fo:font-size="12pt" fo:language="es" fo:country="ES" officeooo:rsid="001eb9e6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T3" style:family="text">
      <style:text-properties style:use-window-font-color="true" loext:opacity="0%" style:font-name="Arial" fo:font-size="12pt" fo:language="es" fo:country="ES" officeooo:rsid="001fc5d3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T4" style:family="text">
      <style:text-properties style:use-window-font-color="true" loext:opacity="0%" style:font-name="Arial" fo:font-size="12pt" fo:language="es" fo:country="ES" officeooo:rsid="001fc5d3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loext:opacity="0%" style:font-name="Arial" fo:font-size="12pt" fo:language="es" fo:country="ES" officeooo:rsid="0023ae54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Arial" fo:font-size="12pt" fo:language="es" fo:country="ES" officeooo:rsid="002a7c45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Times New Roman" fo:font-size="12pt" fo:language="es" fo:country="ES" officeooo:rsid="00150f95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8" style:family="text">
      <style:text-properties style:use-window-font-color="true" loext:opacity="0%" style:font-name="Times New Roman" fo:font-size="12pt" fo:language="es" fo:country="ES" officeooo:rsid="001fc5d3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9" style:family="text">
      <style:text-properties style:use-window-font-color="true" loext:opacity="0%" style:font-name="Liberation Sans" fo:font-size="14.1000003814697pt" fo:language="es" fo:country="ES" fo:font-weight="bold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0" style:family="text">
      <style:text-properties style:use-window-font-color="true" loext:opacity="0%" style:font-name="Liberation Sans" fo:font-size="14.1000003814697pt" fo:language="es" fo:country="ES" fo:font-weight="bold" officeooo:rsid="001af48b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ans" fo:font-size="14.1000003814697pt" fo:language="es" fo:country="ES" fo:font-weight="bold" officeooo:rsid="001fc5d3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2" style:family="text">
      <style:text-properties style:use-window-font-color="true" loext:opacity="0%" style:font-name="Liberation Sans" fo:font-size="14.1000003814697pt" fo:language="es" fo:country="ES" fo:font-weight="bold" officeooo:rsid="00285b9d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3" style:family="text">
      <style:text-properties style:use-window-font-color="true" loext:opacity="0%" style:font-name="arial" fo:font-size="14pt" fo:language="es" fo:country="ES" fo:font-weight="bold" officeooo:rsid="001c473c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4" style:family="text">
      <style:text-properties style:use-window-font-color="true" loext:opacity="0%" style:font-name="arial" fo:font-size="14pt" fo:language="es" fo:country="ES" fo:font-weight="bold" officeooo:rsid="001fc5d3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5" style:family="text">
      <style:text-properties style:use-window-font-color="true" loext:opacity="0%" style:font-name="arial" fo:font-size="14pt" fo:language="es" fo:country="ES" fo:font-weight="bold" officeooo:rsid="00285b9d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6" style:family="text">
      <style:text-properties style:use-window-font-color="true" loext:opacity="0%" fo:language="es" fo:country="ES" fo:font-weight="bold" officeooo:rsid="001c473c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7" style:family="text">
      <style:text-properties style:use-window-font-color="true" loext:opacity="0%" fo:language="es" fo:country="ES" fo:font-weight="bold" officeooo:rsid="00285b9d" style:letter-kerning="true" style:font-name-asian="Liberation Sans1" style:font-size-asian="14.1000003814697pt" style:language-asian="zh" style:country-asian="CN" style:font-weight-asian="bold" style:font-name-complex="Liberation Sans1" style:font-size-complex="14.1000003814697pt" style:language-complex="hi" style:country-complex="IN" style:font-weight-complex="bold"/>
    </style:style>
    <style:style style:name="T18" style:family="text">
      <style:text-properties style:font-name="Arial" style:font-name-complex="Arial"/>
    </style:style>
    <style:style style:name="T19" style:family="text">
      <style:text-properties style:font-name="Arial" officeooo:rsid="001fc5d3" style:font-name-complex="Arial"/>
    </style:style>
    <style:style style:name="T20" style:family="text">
      <style:text-properties style:font-name="Arial" officeooo:rsid="0023ae54" style:font-name-complex="Arial"/>
    </style:style>
    <style:style style:name="T21" style:family="text">
      <style:text-properties style:font-name="Arial" officeooo:rsid="002a7c45" style:font-name-complex="Arial"/>
    </style:style>
    <style:style style:name="T22" style:family="text">
      <style:text-properties officeooo:rsid="001fc5d3"/>
    </style:style>
    <style:style style:name="T23" style:family="text">
      <style:text-properties officeooo:rsid="00150f95"/>
    </style:style>
    <style:style style:name="T24" style:family="text">
      <style:text-properties officeooo:rsid="0020cde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cde2" style:font-weight-asian="bold" style:font-weight-complex="bold"/>
    </style:style>
    <style:style style:name="T27" style:family="text">
      <style:text-properties officeooo:rsid="0023200d"/>
    </style:style>
    <style:style style:name="T28" style:family="text">
      <style:text-properties officeooo:rsid="00285b9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2">Usa este documento para </text:span><text:span text:style-name="T8">responder a todo lo que se te pide en </text:span><text:span text:style-name="T22">la tarea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253_1729096879" text:style-name="Index_20_Link" text:visited-style-name="Index_20_Link">Ejercicio 0 (2 puntos)<text:tab/>1</text:a></text:p>
          <text:p text:style-name="P7"><text:a xlink:type="simple" xlink:href="#__RefHeading___Toc279_33969633" text:style-name="Index_20_Link" text:visited-style-name="Index_20_Link">Ejercicio 1 (2 puntos)<text:tab/>1</text:a></text:p>
          <text:p text:style-name="P7"><text:a xlink:type="simple" xlink:href="#__RefHeading___Toc143_2035532281" text:style-name="Index_20_Link" text:visited-style-name="Index_20_Link">Ejercicio 2 (2 puntos)<text:tab/>1</text:a></text:p>
          <text:p text:style-name="P7"><text:a xlink:type="simple" xlink:href="#__RefHeading___Toc155_1316152648" text:style-name="Index_20_Link" text:visited-style-name="Index_20_Link">Ejercicio 3 (2 puntos)<text:tab/>1</text:a></text:p>
          <text:p text:style-name="P7"><text:a xlink:type="simple" xlink:href="#__RefHeading___Toc157_1316152648" text:style-name="Index_20_Link" text:visited-style-name="Index_20_Link">Ejercicio 4 (2 puntos)<text:tab/>1</text:a></text:p>
          <text:p text:style-name="P7"><text:a xlink:type="simple" xlink:href="#__RefHeading___Toc159_1316152648" text:style-name="Index_20_Link" text:visited-style-name="Index_20_Link">Ejercicio 5 (obligatorio)<text:tab/>1</text:a></text:p>
          <text:p text:style-name="P6"><text:a xlink:type="simple" xlink:href="#__RefHeading___Toc115_446486471" text:style-name="Index_20_Link" text:visited-style-name="Index_20_Link">Autoevaluación (obligatoria)<text:tab/>2</text:a></text:p>
          <text:p text:style-name="P7"><text:a xlink:type="simple" xlink:href="#__RefHeading___Toc261_1729096879" text:style-name="Index_20_Link" text:visited-style-name="Index_20_Link">Y por último...<text:tab/>2</text:a></text:p>
        </text:index-body>
      </text:table-of-content>
      <text:p text:style-name="Standard"/>
      <text:p text:style-name="Standard"><text:bookmark-start text:name="__RefHeading___Toc113_446486471"/><text:bookmark-end text:name="__RefHeading___Toc113_446486471"/></text:p>
      <text:h text:style-name="P12" text:outline-level="3"><text:bookmark-start text:name="__RefHeading___Toc253_1729096879"/><text:span text:style-name="T9">E</text:span><text:span text:style-name="T11">jercicio </text:span><text:span text:style-name="T12">0</text:span><text:span text:style-name="T11"> </text:span><text:span text:style-name="T13">(</text:span><text:span text:style-name="T15">2</text:span><text:span text:style-name="T13"> puntos)</text:span><text:bookmark-end text:name="__RefHeading___Toc253_1729096879"/></text:h>
      <text:p text:style-name="Standard">(escribe aquí)</text:p>
      <text:h text:style-name="P14" text:outline-level="3"><text:bookmark-start text:name="__RefHeading___Toc279_33969633"/><text:span text:style-name="T9">E</text:span><text:span text:style-name="T11">jercicio 1 </text:span><text:span text:style-name="T16">(</text:span><text:span text:style-name="T17">2</text:span><text:span text:style-name="T16"> puntos)</text:span><text:bookmark-end text:name="__RefHeading___Toc279_33969633"/></text:h>
      <text:p text:style-name="P8">(escribe aquí)</text:p>
      <text:h text:style-name="P15" text:outline-level="3"><text:bookmark-start text:name="__RefHeading___Toc143_2035532281"/><text:span text:style-name="T10">E</text:span><text:span text:style-name="T11">jercicio 2 </text:span><text:span text:style-name="T14">(</text:span><text:span text:style-name="T15">2</text:span><text:span text:style-name="T14"> puntos)</text:span><text:bookmark-end text:name="__RefHeading___Toc143_2035532281"/></text:h>
      <text:p text:style-name="P9">(escribe aquí)</text:p>
      <text:h text:style-name="P16" text:outline-level="3"><text:bookmark-start text:name="__RefHeading___Toc155_1316152648"/><text:span text:style-name="T10">E</text:span><text:span text:style-name="T11">jercicio 3 </text:span><text:span text:style-name="T14">(2 puntos)</text:span><text:span text:style-name="T11"> </text:span><text:bookmark-end text:name="__RefHeading___Toc155_1316152648"/></text:h>
      <text:p text:style-name="P9">(escribe aquí)</text:p>
      <text:h text:style-name="P17" text:outline-level="3"><text:bookmark-start text:name="__RefHeading___Toc157_1316152648"/>E<text:span text:style-name="T22">jercicio 4 (</text:span><text:span text:style-name="T28">2</text:span><text:span text:style-name="T22"> puntos)</text:span><text:bookmark-end text:name="__RefHeading___Toc157_1316152648"/></text:h>
      <text:p text:style-name="P9">(escribe aquí)</text:p>
      <text:h text:style-name="P13" text:outline-level="3"><text:bookmark-start text:name="__RefHeading___Toc159_1316152648"/><text:span text:style-name="T9">E</text:span><text:span text:style-name="T11">jercicio 5 (</text:span><text:span text:style-name="T12">obligatorio</text:span><text:span text:style-name="T11">)</text:span><text:bookmark-end text:name="__RefHeading___Toc159_1316152648"/></text:h>
      <text:p text:style-name="P10">(escribe aquí)</text:p>
      <text:h text:style-name="Heading_20_2" text:outline-level="2"><text:bookmark-start text:name="__RefHeading___Toc115_446486471"/>Autoevaluación <text:s/><text:span text:style-name="T28">(obligatoria)</text:span><text:bookmark-end text:name="__RefHeading___Toc115_446486471"/></text:h>
      <text:p text:style-name="P5">Calcula la nota <text:span text:style-name="T28">para cada ejercicio y la </text:span>que debes de tener en total explicando por qué:</text:p>
      <text:p text:style-name="Text_20_body"/>
      <text:p text:style-name="P20">Puedes usar la rúbrica de la tarea y explicar sobre todo los puntos en los que no creas que hayas sacado la máxima nota y por qué.</text:p>
      <text:p text:style-name="P20"/>
      <text:h text:style-name="Heading_20_3" text:outline-level="3"><text:bookmark-start text:name="__RefHeading___Toc261_1729096879"/><text:soft-page-break/>Y por último...<text:bookmark-end text:name="__RefHeading___Toc261_1729096879"/></text:h>
      <text:p text:style-name="P4"/>
      <text:p text:style-name="P4">Por último no olvides:</text:p>
      <text:list xml:id="list3203480393" text:style-name="L1">
        <text:list-item>
          <text:p text:style-name="P18"><text:span text:style-name="T24">Darle a botón derecho en el índice/sumario del principio del documento y darle a “</text:span><text:span text:style-name="T26">Actualizar índice</text:span><text:span text:style-name="T24">”</text:span></text:p>
        </text:list-item>
        <text:list-item>
          <text:p text:style-name="P19">“Guardar <text:span text:style-name="T27">como”</text:span> el documento con tus <text:span text:style-name="T25">apellidos y nombre</text:span></text:p>
        </text:list-item>
        <text:list-item>
          <text:p text:style-name="P18"><text:span text:style-name="T24">Selecciona en el menú “Archivo” → “</text:span><text:span text:style-name="T26">Exportar a PDF</text:span><text:span text:style-name="T24">” y adjunta </text:span><text:span text:style-name="T7">e</text:span><text:span text:style-name="T8">l PDF</text:span><text:span text:style-name="T23"> para subir la tarea.</text:span></text:p>
        </text:list-item>
      </text:list>
      <text:p text:style-name="P3"/>
      <text:p text:style-name="P3">GRACIAS!!!</text:p>
      <text:p text:style-name="P3"/>
      <text:p text:style-name="P3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GB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Pie_20_de_20_página_20_Car" style:display-name="Pie de página Car" style:family="text">
      <style:text-properties fo:font-size="12pt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8.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="none" style:writing-mode="lr-tb"/>
    </style:style>
    <style:style style:name="MP1" style:family="paragraph" style:parent-style-name="Text_20_body">
      <style:paragraph-properties fo:text-align="end" style:justify-single-word="false"/>
    </style:style>
    <style:style style:name="MP2" style:family="paragraph" style:parent-style-name="Encabezado1"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style:use-window-font-color="true" loext:opacity="0%" style:font-name="Arial" fo:font-size="12pt" fo:language="es" fo:country="ES" officeooo:rsid="001eb9e6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MT3" style:family="text">
      <style:text-properties style:use-window-font-color="true" loext:opacity="0%" style:font-name="Arial" fo:font-size="12pt" fo:language="es" fo:country="ES" officeooo:rsid="001fc5d3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MT4" style:family="text">
      <style:text-properties style:font-name="Arial" style:font-name-complex="Arial"/>
    </style:style>
    <style:style style:name="MT5" style:family="text">
      <style:text-properties style:use-window-font-color="true" loext:opacity="0%" style:font-name="Arial" fo:font-size="12pt" fo:language="es" fo:country="ES" officeooo:rsid="001fc5d3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MT6" style:family="text">
      <style:text-properties style:use-window-font-color="true" loext:opacity="0%" style:font-name="Arial" fo:font-size="12pt" fo:language="es" fo:country="ES" officeooo:rsid="002a7c45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MT7" style:family="text">
      <style:text-properties style:font-name="Arial" officeooo:rsid="001fc5d3" style:font-name-complex="Arial"/>
    </style:style>
    <style:style style:name="MT8" style:family="text">
      <style:text-properties style:font-name="Arial" officeooo:rsid="002a7c45" style:font-name-complex="Arial"/>
    </style:style>
    <style:style style:name="MT9" style:family="text">
      <style:text-properties officeooo:rsid="001fc5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31cm" fo:margin-left="0cm" fo:margin-right="0cm" fo:margin-bottom="3.032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Encabezado1"><text:span text:style-name="MT1">Tarea </text:span><text:span text:style-name="MT2">1 </text:span><text:span text:style-name="MT3">PAR</text:span></text:p>
            </table:table-cell>
            <table:table-cell table:style-name="Tabla2.A1" office:value-type="string">
              <text:p text:style-name="MP1"><text:span text:style-name="MT4">Curso: 20</text:span><text:span text:style-name="MT5">2</text:span><text:span text:style-name="MT6">2</text:span><text:span text:style-name="MT4">-20</text:span><text:span text:style-name="MT7">2</text:span><text:span text:style-name="MT8">3</text:span></text:p>
            </table:table-cell>
          </table:table-row>
          <table:table-row table:style-name="Tabla2.1">
            <table:table-cell table:style-name="Tabla2.A1" table:number-columns-spanned="2" office:value-type="string">
              <text:p text:style-name="MP2"><text:span text:style-name="MT9">A</text:span>pellidos, <text:span text:style-name="MT9">Nombre</text:span>:</text:p>
            </table:table-cell>
            <table:covered-table-cell/>
          </table:table-row>
        </table:table>
        <text:p text:style-name="Encabezado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creation-date>2015-09-29T13:50:00</meta:creation-date>
    <dc:date>2022-09-13T13:51:10.598000000</dc:date>
    <meta:editing-cycles>22</meta:editing-cycles>
    <meta:editing-duration>PT2H51M29S</meta:editing-duration>
    <meta:generator>LibreOffice/7.2.7.2$Windows_X86_64 LibreOffice_project/8d71d29d553c0f7dcbfa38fbfda25ee34cce99a2</meta:generator>
    <meta:document-statistic meta:table-count="1" meta:image-count="0" meta:object-count="0" meta:page-count="2" meta:paragraph-count="34" meta:word-count="193" meta:character-count="1075" meta:non-whitespace-character-count="917"/>
  </office:meta>
</office:document-meta>
</file>